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148.77mm"/>
    </style:style>
    <style:style style:name="co3" style:family="table-column">
      <style:table-column-properties fo:break-before="auto" style:column-width="11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i-atmega324-modbus-gateway-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gep/rpi-atmega324-modbus-gateway/kicad/rpi-atmega324-modbus-gateway-min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 31 Aug 2018 14:42:01 C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aspberry_Pi_2+</text:p>
          </table:table-cell>
          <table:table-cell office:value-type="string" calcext:value-type="string">
            <text:p>Project:RPI_DINRAILBOX_4TE_72mmx91mm_DE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ART-Harwin3</text:p>
          </table:table-cell>
          <table:table-cell office:value-type="string" calcext:value-type="string">
            <text:p>Connectors_Harwin:Harwin_LTek-Male_03x2.00mm_Straight_StrainRel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roject:Jumper_3x_2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Atmega-ISP-6</text:p>
          </table:table-cell>
          <table:table-cell office:value-type="string" calcext:value-type="string">
            <text:p>Project:IDC_2x3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FSM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Project:SW-ebay-171865305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4P-20AU</text:p>
          </table:table-cell>
          <table:table-cell office:value-type="string" calcext:value-type="string">
            <text:p>Project:TQFP-44_10x10mm_Pitch0.8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3" meta:object-count="0"/>
    <meta:generator>LibreOffice/6.0.3.2$Linux_X86_64 LibreOffice_project/00m0$Build-2</meta:generator>
  </office:meta>
</office:document-meta>
</file>